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e1b" officeooo:paragraph-rsid="000d4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db_connection dans console !</text:p>
      <text:p text:style-name="P1">Puis open in live serv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6:21:42.750202305</meta:creation-date>
    <dc:date>2021-10-18T16:23:36.230590589</dc:date>
    <meta:editing-duration>PT1M54S</meta:editing-duration>
    <meta:editing-cycles>1</meta:editing-cycles>
    <meta:document-statistic meta:table-count="0" meta:image-count="0" meta:object-count="0" meta:page-count="1" meta:paragraph-count="2" meta:word-count="10" meta:character-count="58" meta:non-whitespace-character-count="49"/>
    <meta:generator>LibreOffice/7.2.1.2$Linux_X86_64 LibreOffice_project/2c9f9a7aa7c967a1b7ec3448959cff87b32f6580</meta:generator>
  </office:meta>
</office:document-meta>
</file>